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FALCON PADILLA VERONICA MAGAL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4557866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AMB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6936729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FALCON PADILLA VERONICA MAGALY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4557866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6936729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2000</text:p>
          </table:table-cell>
          <table:table-cell table:style-name="Tableau1.D2" office:value-type="string">
            <text:p text:style-name="P8">36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60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5288079</text:p>
          </table:table-cell>
          <table:table-cell table:style-name="Tabla2.D3" office:value-type="string">
            <text:p text:style-name="P23">36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7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16:24:2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